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paragraph-rsid="000789ac"/>
    </style:style>
    <style:style style:name="P2" style:family="paragraph" style:parent-style-name="Text_20_body">
      <style:paragraph-properties fo:margin-top="0cm" fo:margin-bottom="0cm" loext:contextual-spacing="false"/>
      <style:text-properties officeooo:paragraph-rsid="0007e4b0"/>
    </style:style>
    <style:style style:name="P3" style:family="paragraph" style:parent-style-name="Text_20_body">
      <style:paragraph-properties fo:margin-top="0cm" fo:margin-bottom="0cm" loext:contextual-spacing="false"/>
      <style:text-properties officeooo:paragraph-rsid="000a690a"/>
    </style:style>
    <style:style style:name="P4" style:family="paragraph" style:parent-style-name="Text_20_body">
      <style:paragraph-properties fo:margin-top="0cm" fo:margin-bottom="0cm" loext:contextual-spacing="false"/>
      <style:text-properties fo:font-weight="bold" officeooo:paragraph-rsid="000a690a" style:font-weight-asian="bold" style:font-weight-complex="bold"/>
    </style:style>
    <style:style style:name="P5" style:family="paragraph" style:parent-style-name="Text_20_body">
      <style:paragraph-properties fo:margin-top="0cm" fo:margin-bottom="0cm" loext:contextual-spacing="false"/>
      <style:text-properties fo:font-weight="bold" officeooo:paragraph-rsid="0007e4b0" style:font-weight-asian="bold" style:font-weight-complex="bold"/>
    </style:style>
    <style:style style:name="T1" style:family="text">
      <style:text-properties fo:font-weight="bold" style:font-weight-asian="bold" style:font-weight-complex="bold"/>
    </style:style>
    <style:style style:name="T2" style:family="text">
      <style:text-properties officeooo:rsid="000a69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mbole : Corde.<text:line-break/>Arme Sacrée : Dague.<text:line-break/>Capacité Divine : Confusion (Voie de l'envoûteur - Ensorceleur). </text:p>
      <text:p text:style-name="P3"><text:span text:style-name="T1">Malédiction (N) :</text:span></text:p>
      <text:p text:style-name="P3">Effectuez un test d’attaque magique contre une cible à moins de 20 mètres. En cas de succès, la victime réalise tous ses tests avec deux d20 et garde le résul- tat le plus faible. Le sort prend fin dès qu’elle aura raté deux tests (il n’y a sinon aucune de limite de temps). Si la cible possède une capacité lui permettant de lancer deux dés et de garder le meilleur, elle ne lance plus qu’un seul dé</text:p>
      <text:p text:style-name="P4">Peur (L)* :</text:p>
      <text:p text:style-name="P3">Le magicien effectue un test d’attaque magique contre une cible (portée 20 m). Celle-ci doit réussir un test de FOR ou de SAG (au choix) difficulté [10 + Mod. d’INT] ou fuir pendant [1d4 + rang] tours (le MJ peut garder cette durée secrète). Une créature ne peut subir les effets de ce sort qu’une fois par combat.</text:p>
      <text:p text:style-name="P2"><text:span text:style-name="T1">Envie (L)* :</text:span> Le prêtre déclenche une puissante émotion d’envie ou de jalousie chez une cible à portée (20 mètres) pour une durée de 10 minutes. La cible peut résister à cette passion par un test de SAG difficulté [10+Mod. de SAG du prêtre] réussi. Une cible qui rate son test n’est pas consciente d’être influencée. Le MJ devra s’appuyer sur l’environnement social et matériel de la créature ciblée et sur son profil psychologique pour déterminer les effets exacts du sort. Par exemple, cela pourrait provoquer une bagarre générale pour une paire de bottes que le PJ a offert (ou s’est</text:p>
      <text:p text:style-name="P2">fait voler) à quelques orques...</text:p>
      <text:p text:style-name="P3"><text:span text:style-name="T1">Vents des âmes (L) </text:span>:</text:p>
      <text:p text:style-name="P3"><text:span text:style-name="T2">L</text:span>e nécromancien invoque des esprits torturés qui hurlent et tourmentent un ennemi pendant <text:span text:style-name="T2">5 tours</text:span>. Pendant la durée du sort, la cible peine à se concentrer et elle ne peut réaliser aucune action limitée à moins de réussir un test de <text:span text:style-name="T2">perception</text:span> difficulté 12 à chaque tour. De plus, cette tempête nécrotique bloque tout effet de soins dont la cible pourrait bénéficier (elle ne peut pas se régénérer ou être soignée)</text:p>
      <text:p text:style-name="P5">Tueur fantasmagorique (L)* : </text:p>
      <text:p text:style-name="P2">Ce sort invoque les pires terreurs d’une créature vivante et lui fait croire à sa propre mort. Le magicien doit réussir un test d’attaque magique (portée 20 m) en opposition à un test d’attaque magique de la cible (ou attaque au contact si la créature n’en a pas). La victime fait un test de SAG difficulté [10 + Mod. d’INT] pour résister. En cas d’échec, elle tombe à 0 PV. En cas de succès, elle perd l’équilibre et tombe par terre. Une créature ne peut être la cible de ce sort qu’une fois par jour, et le magicien ne peut pas affecter un pe<text:span text:style-name="T2">r</text:span>sonnage ou une créature de niveau supérieur au s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2T03:42:37.816242104</meta:creation-date>
    <meta:generator>LibreOffice/6.0.7.3$Linux_X86_64 LibreOffice_project/00m0$Build-3</meta:generator>
    <dc:date>2021-07-02T12:40:41.417988543</dc:date>
    <meta:editing-duration>PT18M27S</meta:editing-duration>
    <meta:editing-cycles>4</meta:editing-cycles>
    <meta:document-statistic meta:table-count="0" meta:image-count="0" meta:object-count="0" meta:page-count="1" meta:paragraph-count="11" meta:word-count="455" meta:character-count="2522" meta:non-whitespace-character-count="2076"/>
  </office:meta>
</office:document-meta>
</file>